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clued &lt;iostream.h&gt;</text:p>
      <text:p text:style-name="Standard">main()</text:p>
      <text:p text:style-name="Standard">{</text:p>
      <text:p text:style-name="Standard"><text:s text:c="4"/>int number;</text:p>
      <text:p text:style-name="Standard"><text:s text:c="4"/>int digit;</text:p>
      <text:p text:style-name="Standard"><text:s text:c="4"/>count&lt;&lt;"please enter a 4 digit integer:";</text:p>
      <text:p text:style-name="Standard"><text:s text:c="4"/>cin &gt;&gt; number;</text:p>
      <text:p text:style-name="Standard"><text:s text:c="4"/>cout = number % 10;</text:p>
      <text:p text:style-name="Standard"><text:s text:c="4"/>cout&lt;&lt;"the digit is:"&lt;&lt;digit&gt;&gt;\\&lt;&lt;"\n";</text:p>
      <text:p text:style-name="Standard"><text:s text:c="4"/>number = number/10;</text:p>
      <text:p text:style-name="Standard"><text:s text:c="4"/>digit = number%10;</text:p>
      <text:p text:style-name="Standard"><text:s text:c="4"/>cout &lt;&lt;"the digit is:"&lt;&lt;digit&lt;&lt;"\n";</text:p>
      <text:p text:style-name="Standard"><text:s text:c="4"/>NUMBER = number/10;</text:p>
      <text:p text:style-name="Standard"><text:s text:c="4"/>digit=number%10;</text:p>
      <text:p text:style-name="Standard"><text:s text:c="4"/>cout&lt;&lt;"the digit is :"&lt;&lt;digit&lt;&lt;"\n";</text:p>
      <text:p text:style-name="Standard"><text:s text:c="4"/>number = number/10;</text:p>
      <text:p text:style-name="Standard"><text:s text:c="4"/>digit = number % 10;</text:p>
      <text:p text:style-name="Standard"><text:s text:c="4"/>cout &lt;&lt;"the digit is:"&lt;&lt;digit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7:43:58.544440545</meta:creation-date>
    <dc:date>2022-11-10T17:44:23.745851919</dc:date>
    <meta:editing-duration>PT25S</meta:editing-duration>
    <meta:editing-cycles>1</meta:editing-cycles>
    <meta:document-statistic meta:table-count="0" meta:image-count="0" meta:object-count="0" meta:page-count="1" meta:paragraph-count="19" meta:word-count="56" meta:character-count="435" meta:non-whitespace-character-count="338"/>
    <meta:generator>LibreOffice/7.4.2.3$Linux_X86_64 LibreOffice_project/40$Build-3</meta:generator>
  </office:meta>
</office:document-meta>
</file>